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end" style:justify-single-word="false"/>
      <style:text-properties style:font-name="Droid Sans" fo:font-size="16pt" fo:font-weight="bold" officeooo:rsid="000eae0a" officeooo:paragraph-rsid="000eae0a" style:font-size-asian="16pt" style:font-weight-asian="bold" style:font-size-complex="16pt" style:font-weight-complex="bold"/>
    </style:style>
    <style:style style:name="P2" style:family="paragraph" style:parent-style-name="Standard">
      <style:paragraph-properties fo:line-height="150%" fo:text-align="start" style:justify-single-word="false"/>
      <style:text-properties style:font-name="Droid Sans" fo:font-size="16pt" fo:font-weight="normal" officeooo:rsid="000eae0a" officeooo:paragraph-rsid="000eae0a" style:font-size-asian="16pt" style:font-weight-asian="normal" style:font-size-complex="16pt" style:font-weight-complex="normal"/>
    </style:style>
    <style:style style:name="P3" style:family="paragraph" style:parent-style-name="Standard">
      <style:paragraph-properties fo:line-height="150%" fo:text-align="start" style:justify-single-word="false"/>
      <style:text-properties style:font-name="Droid Sans" fo:font-size="12pt" fo:font-weight="bold" officeooo:paragraph-rsid="000eae0a" style:font-size-asian="10.5pt" style:font-weight-asian="bold" style:font-size-complex="12pt" style:font-weight-complex="bold"/>
    </style:style>
    <style:style style:name="P4" style:family="paragraph" style:parent-style-name="Standard">
      <style:paragraph-properties fo:line-height="150%" fo:text-align="start" style:justify-single-word="false"/>
      <style:text-properties style:font-name="Droid Sans" fo:font-size="18pt" fo:font-weight="bold" officeooo:rsid="000eae0a" officeooo:paragraph-rsid="000eae0a" style:font-size-asian="18pt" style:font-weight-asian="bold" style:font-size-complex="18pt" style:font-weight-complex="bold"/>
    </style:style>
    <style:style style:name="P5" style:family="paragraph" style:parent-style-name="Standard">
      <style:paragraph-properties fo:line-height="150%" fo:text-align="end" style:justify-single-word="false"/>
      <style:text-properties style:font-name="Droid Sans" fo:font-size="18pt" fo:font-weight="bold" officeooo:rsid="000eae0a" officeooo:paragraph-rsid="000eae0a" style:font-size-asian="18pt" style:font-weight-asian="bold" style:font-size-complex="18pt" style:font-weight-complex="bold"/>
    </style:style>
    <style:style style:name="P6" style:family="paragraph" style:parent-style-name="Standard">
      <style:paragraph-properties fo:line-height="150%"/>
      <style:text-properties style:font-name="Droid Sans" fo:font-size="18pt" fo:font-weight="bold" officeooo:rsid="000eae0a" officeooo:paragraph-rsid="000eae0a" style:font-size-asian="18pt" style:font-weight-asian="bold" style:font-size-complex="18pt" style:font-weight-complex="bold"/>
    </style:style>
    <style:style style:name="P7" style:family="paragraph" style:parent-style-name="Standard">
      <style:paragraph-properties fo:line-height="150%"/>
      <style:text-properties style:font-name="Droid Sans"/>
    </style:style>
    <style:style style:name="P8" style:family="paragraph" style:parent-style-name="Standard">
      <style:paragraph-properties fo:line-height="150%" fo:text-align="start" style:justify-single-word="false"/>
      <style:text-properties officeooo:paragraph-rsid="000eae0a"/>
    </style:style>
    <style:style style:name="P9" style:family="paragraph" style:parent-style-name="Standard">
      <style:paragraph-properties fo:line-height="150%" fo:text-align="start" style:justify-single-word="false"/>
      <style:text-properties style:font-name="Droid Sans" fo:font-size="12pt" fo:font-weight="normal" officeooo:rsid="000ee77a" officeooo:paragraph-rsid="000eae0a"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Droid Sans" fo:font-size="12pt" fo:font-weight="normal" officeooo:rsid="00141a4c" officeooo:paragraph-rsid="000eae0a"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Droid Sans" fo:font-size="12pt" fo:font-weight="normal" officeooo:rsid="001504c4" officeooo:paragraph-rsid="001504c4" style:font-size-asian="10.5pt" style:font-weight-asian="normal" style:font-size-complex="12pt" style:font-weight-complex="normal"/>
    </style:style>
    <style:style style:name="P12" style:family="paragraph" style:parent-style-name="Standard" style:list-style-name="L1">
      <style:paragraph-properties fo:line-height="150%"/>
      <style:text-properties style:font-name="Droid Sans" fo:font-size="12pt" fo:font-weight="normal" officeooo:rsid="001504c4" officeooo:paragraph-rsid="001504c4" style:font-size-asian="12pt" style:font-weight-asian="normal" style:font-size-complex="12pt" style:font-weight-complex="normal"/>
    </style:style>
    <style:style style:name="P13" style:family="paragraph" style:parent-style-name="Standard">
      <style:paragraph-properties fo:line-height="150%"/>
      <style:text-properties style:font-name="Droid Sans" fo:font-size="12pt" fo:font-weight="normal" officeooo:rsid="001504c4" officeooo:paragraph-rsid="001504c4" style:font-size-asian="12pt" style:font-weight-asian="normal" style:font-size-complex="12pt" style:font-weight-complex="normal"/>
    </style:style>
    <style:style style:name="P14" style:family="paragraph" style:parent-style-name="Standard" style:list-style-name="L1">
      <style:paragraph-properties fo:line-height="150%"/>
      <style:text-properties style:font-name="Droid Sans" fo:font-size="12pt" fo:font-weight="normal" officeooo:rsid="000eae0a" officeooo:paragraph-rsid="000eae0a" style:font-size-asian="12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Droid Sans" fo:font-size="18pt" fo:font-weight="bold" officeooo:rsid="001504c4" officeooo:paragraph-rsid="001504c4" style:font-size-asian="18pt" style:font-weight-asian="bold" style:font-size-complex="18pt" style:font-weight-complex="bold"/>
    </style:style>
    <style:style style:name="P16" style:family="paragraph" style:parent-style-name="Standard" style:list-style-name="L1">
      <style:paragraph-properties fo:line-height="150%"/>
      <style:text-properties style:font-name="Droid Sans" officeooo:paragraph-rsid="001504c4"/>
    </style:style>
    <style:style style:name="P17" style:family="paragraph" style:parent-style-name="Standard">
      <style:paragraph-properties fo:line-height="150%" fo:text-align="start" style:justify-single-word="false" fo:break-before="page"/>
      <style:text-properties style:font-name="Droid Sans" fo:font-size="12pt" fo:font-weight="normal" officeooo:rsid="000ee77a" officeooo:paragraph-rsid="000eae0a" style:font-size-asian="10.5pt" style:font-weight-asian="normal" style:font-size-complex="12pt" style:font-weight-complex="normal"/>
    </style:style>
    <style:style style:name="P18" style:family="paragraph" style:parent-style-name="Standard">
      <style:paragraph-properties fo:line-height="150%" fo:text-align="end" style:justify-single-word="false" fo:break-before="page"/>
      <style:text-properties style:font-name="Droid Sans" fo:font-size="16pt" fo:font-weight="bold" officeooo:rsid="001504c4" officeooo:paragraph-rsid="001504c4" style:font-size-asian="14pt" style:font-weight-asian="bold" style:font-size-complex="16pt" style:font-weight-complex="bold"/>
    </style:style>
    <style:style style:name="T1" style:family="text">
      <style:text-properties fo:font-weight="normal" officeooo:rsid="000eae0a" style:font-weight-asian="normal" style:font-weight-complex="normal"/>
    </style:style>
    <style:style style:name="T2" style:family="text">
      <style:text-properties fo:font-weight="normal" officeooo:rsid="000ee77a" style:font-weight-asian="normal" style:font-weight-complex="normal"/>
    </style:style>
    <style:style style:name="T3" style:family="text">
      <style:text-properties style:font-name="Droid Sans" fo:font-size="12pt" fo:font-weight="normal" officeooo:rsid="000ee77a" style:font-size-asian="10.5pt" style:font-weight-asian="normal" style:font-size-complex="12pt" style:font-weight-complex="normal"/>
    </style:style>
    <style:style style:name="T4" style:family="text">
      <style:text-properties style:font-name="Droid Sans" fo:font-size="12pt" fo:font-weight="normal" officeooo:rsid="00130620" style:font-size-asian="10.5pt" style:font-weight-asian="normal" style:font-size-complex="12pt" style:font-weight-complex="normal"/>
    </style:style>
    <style:style style:name="T5" style:family="text">
      <style:text-properties style:font-name="Droid Sans" fo:font-size="12pt" fo:font-weight="normal" officeooo:rsid="00141a4c" style:font-size-asian="10.5pt" style:font-weight-asian="normal" style:font-size-complex="12pt" style:font-weight-complex="normal"/>
    </style:style>
    <style:style style:name="T6" style:family="text">
      <style:text-properties style:font-name="Droid Sans" fo:font-size="12pt" fo:font-weight="normal" officeooo:rsid="00154b5f" style:font-size-asian="10.5pt" style:font-weight-asian="normal" style:font-size-complex="12pt" style:font-weight-complex="normal"/>
    </style:style>
    <style:style style:name="T7" style:family="text">
      <style:text-properties style:font-name="Droid San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CHAPTER 8</text:p>
      <text:p text:style-name="P4">CONCLUSION</text:p>
      <text:p text:style-name="P2"/>
      <text:p text:style-name="P3"><text:span text:style-name="T1"><text:tab/>The project started with an abstract idea of creating application that involves the </text:span><text:span text:style-name="T2">platform independent way of sending messages and files over a local area network. The idea that was in backdrop was successfully implemented by the end of the project. The application fully developed is at par with the aim set in the begining of the project. The tools and platform decided to be used for developing the application were apt and proved to be a right choice. The application successfully demonstrates the communication between between peers by messages, digital data and by searching through the shared directory along with a good notification system. The application should be very usefull to anybody who is under a local area network. And we also hope for its usage at organisational level.</text:span></text:p>
      <text:p text:style-name="P9"/>
      <text:p text:style-name="P8"><text:span text:style-name="T3"><text:tab/>Working on this project has given a deep understanding of the Qt-framework, </text:span><text:span text:style-name="T6">C</text:span><text:span text:style-name="T4">make, git and kdevelop. It helped </text:span><text:span text:style-name="T5">me</text:span><text:span text:style-name="T4"> gain insight on how Model-View framework is implemented and how does it works. </text:span><text:span text:style-name="T5">Use of Singleton gave the project a much simplified way of implementation. Implementation of threads and mutex highly enriched my concept of operating systems. Apart from above, the project being a network project gave me a good insight of communication networks.</text:span></text:p>
      <text:p text:style-name="P10"/>
      <text:p text:style-name="P10"><text:tab/>I found this project very motivating due to my own good and bad experiences in day to day life. Can expect this project to be of great organisational use.</text:p>
      <text:p text:style-name="P17"/>
      <text:p text:style-name="P5">CHAPTER 9</text:p>
      <text:p text:style-name="P6">FUTURE ENHANCEMENTS</text:p>
      <text:list xml:id="list1972588270" text:style-name="L1">
        <text:list-item>
          <text:p text:style-name="P12">Make it possible for reciever to select what file he wants from the number of files recieved after search operation.</text:p>
        </text:list-item>
        <text:list-item>
          <text:p text:style-name="P16">One of the future enhancements can be including Audio and Video modules for the purpose of audio and video chat.</text:p>
        </text:list-item>
        <text:list-item>
          <text:p text:style-name="P14"><text:span text:style-name="T7">Other can be making </text:span>user interaction more attractive by adding emote-icons.</text:p>
        </text:list-item>
      </text:list>
      <text:p text:style-name="P13"/>
      <text:p text:style-name="P18">CHAPTER 10</text:p>
      <text:p text:style-name="P15">BIBLIOGRAPHY</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1T22:44:00</meta:creation-date>
    <dc:date>2011-05-13T01:55:56</dc:date>
    <meta:editing-duration>PT01H33M26S</meta:editing-duration>
    <meta:editing-cycles>4</meta:editing-cycles>
    <meta:generator>OpenOffice.org/3.2$Linux OpenOffice.org_project/320m19$Build-9505</meta:generator>
    <meta:document-statistic meta:table-count="0" meta:image-count="0" meta:object-count="0" meta:page-count="3" meta:paragraph-count="12" meta:word-count="296" meta:character-count="1779"/>
  </office:meta>
</office:document-meta>
</file>